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af8ba"/>
    </style:style>
    <style:style style:name="P2" style:family="paragraph" style:parent-style-name="Standard">
      <style:text-properties officeooo:rsid="000af8ba" officeooo:paragraph-rsid="000af8ba"/>
    </style:style>
    <style:style style:name="T1" style:family="text">
      <style:text-properties officeooo:rsid="0009a506"/>
    </style:style>
    <style:style style:name="T2" style:family="text">
      <style:text-properties officeooo:rsid="000af8ba"/>
    </style:style>
    <style:style style:name="T3" style:family="text">
      <style:text-properties officeooo:rsid="000b5b59"/>
    </style:style>
    <style:style style:name="T4" style:family="text">
      <style:text-properties officeooo:rsid="000bbd65"/>
    </style:style>
    <style:style style:name="T5" style:family="text">
      <style:text-properties officeooo:rsid="000e9d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ar Professor Toto, </text:p>
      <text:p text:style-name="Standard"/>
      <text:p text:style-name="Standard"><text:span text:style-name="T1">F</text:span>irst of all I want to thank you for giving us <text:span text:style-name="T1">five</text:span> points on the project, before sending it to the co<text:span text:style-name="T5">m</text:span>mi<text:span text:style-name="T5">t</text:span>t<text:span text:style-name="T5">e</text:span>e. I appreciate this offer and consider it very fair. </text:p>
      <text:p text:style-name="Standard"/>
      <text:p text:style-name="Standard"><text:span text:style-name="T1">However, </text:span>I am writing <text:span text:style-name="T1">to e</text:span>xplain my situation <text:span text:style-name="T1">to you</text:span>. I really enjoyed the course and the derivations in class. I wanted to get a good grade, such that I would learn the most about this subject and that I had better opportunities to continue my academic journey in a similar direction. Therefore I put in a lot of time and effort to prepare the exams and understand the <text:span text:style-name="T1">subject </text:span>matter <text:span text:style-name="T2">and I believe that I was doing quite well in the partial exams</text:span>. Since my teammate did not yet feel secure in the topic during the project, we split the work such that I would implement the code and he would write the documentation. <text:s/>As we made the mistake of starting late, he could not revise the matter and therefor<text:span text:style-name="T4">e he decided to </text:span>use GPT. The alternative would have been, that I implement <text:span text:style-name="T4">the </text:span>code, create the documentation and the slides all by myself. </text:p>
      <text:p text:style-name="Standard"/>
      <text:p text:style-name="Standard">Even though <text:span text:style-name="T4">he used</text:span> GPT for the documentation, I still want to argue, that I learned about fitting ARIMA models properly and <text:span text:style-name="T3">how </text:span>to validate them, which <text:span text:style-name="T1">wa</text:span>s <text:s/>the principal goal of <text:span text:style-name="T4">the</text:span> project. </text:p>
      <text:p text:style-name="Standard"/>
      <text:p text:style-name="Standard">Since the grade of this specific course matters a lot to me, I want to politely ask if there <text:span text:style-name="T1">i</text:span>s the possibility of improving the grade of the project, in which I have the chance to show, that I achieved the learning objective of the project. <text:span text:style-name="T3">For example I could rewrite the documentation for the project myself.</text:span> </text:p>
      <text:p text:style-name="Standard"/>
      <text:p text:style-name="Standard">This opportunity would help me a lot for my future goals. </text:p>
      <text:p text:style-name="Standard"/>
      <text:p text:style-name="Standard">If you could consider giving me this <text:s/>opportunity I would be very grateful for it. If not, I can also understand your point of view. </text:p>
      <text:p text:style-name="Standard"/>
      <text:p text:style-name="Standard">Thank you very much. </text:p>
      <text:p text:style-name="Standard"/>
      <text:p text:style-name="Standard">Yours <text:span text:style-name="T1">s</text:span>incerely, </text:p>
      <text:p text:style-name="Standard">Daniel Strauß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20:33:57.851125498</meta:creation-date>
    <dc:date>2024-11-28T21:45:37.256138053</dc:date>
    <meta:editing-duration>PT18M16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10" meta:word-count="324" meta:character-count="1772" meta:non-whitespace-character-count="1446"/>
  </office:meta>
</office:document-meta>
</file>